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774d" officeooo:paragraph-rsid="0001774d"/>
    </style:style>
    <style:style style:name="P2" style:family="paragraph" style:parent-style-name="Standard">
      <style:text-properties fo:font-size="15pt" officeooo:rsid="0001774d" officeooo:paragraph-rsid="0001774d" style:font-size-asian="15pt" style:font-size-complex="15pt"/>
    </style:style>
    <style:style style:name="P3" style:family="paragraph" style:parent-style-name="Standard">
      <style:text-properties fo:font-size="15pt" fo:font-weight="bold" officeooo:rsid="0001774d" officeooo:paragraph-rsid="0001774d" style:font-size-asian="13.1000003814697pt" style:font-weight-asian="bold" style:font-size-complex="15pt" style:font-weight-complex="bold"/>
    </style:style>
    <style:style style:name="P4" style:family="paragraph" style:parent-style-name="Standard">
      <style:text-properties fo:font-size="15pt" fo:font-weight="bold" officeooo:rsid="0001774d" officeooo:paragraph-rsid="0001774d" style:font-size-asian="15pt" style:font-weight-asian="bold" style:font-size-complex="15pt" style:font-weight-complex="bold"/>
    </style:style>
    <style:style style:name="P5" style:family="paragraph" style:parent-style-name="Standard">
      <style:text-properties fo:font-size="15pt" fo:font-weight="normal" officeooo:rsid="0001774d" officeooo:paragraph-rsid="0001774d" style:font-size-asian="13.1000003814697pt" style:font-weight-asian="normal" style:font-size-complex="15pt" style:font-weight-complex="normal"/>
    </style:style>
    <style:style style:name="P6" style:family="paragraph" style:parent-style-name="Standard">
      <style:text-properties fo:font-size="15pt" fo:font-weight="normal" officeooo:rsid="00037cf0" officeooo:paragraph-rsid="00037cf0" style:font-size-asian="13.1000003814697pt" style:font-weight-asian="normal" style:font-size-complex="15pt" style:font-weight-complex="normal"/>
    </style:style>
    <style:style style:name="P7" style:family="paragraph" style:parent-style-name="Standard">
      <style:text-properties fo:font-size="12pt" fo:font-weight="normal" officeooo:rsid="0001774d" officeooo:paragraph-rsid="0001774d" style:font-size-asian="10.5pt" style:font-weight-asian="normal" style:font-size-complex="12pt" style:font-weight-complex="normal"/>
    </style:style>
    <style:style style:name="P8" style:family="paragraph" style:parent-style-name="Standard">
      <style:text-properties fo:font-size="12pt" fo:font-weight="normal" officeooo:rsid="000271ef" officeooo:paragraph-rsid="000271ef" style:font-size-asian="10.5pt" style:font-weight-asian="normal" style:font-size-complex="12pt" style:font-weight-complex="normal"/>
    </style:style>
    <style:style style:name="P9" style:family="paragraph" style:parent-style-name="Standard">
      <style:text-properties fo:font-size="12pt" fo:font-weight="normal" officeooo:rsid="00037cf0" officeooo:paragraph-rsid="00037cf0" style:font-size-asian="10.5pt" style:font-weight-asian="normal" style:font-size-complex="12pt" style:font-weight-complex="normal"/>
    </style:style>
    <style:style style:name="P10" style:family="paragraph" style:parent-style-name="Standard">
      <style:text-properties fo:font-size="12pt" fo:font-weight="normal" officeooo:rsid="00037cf0" officeooo:paragraph-rsid="00037cf0" style:font-size-asian="12pt" style:font-weight-asian="normal" style:font-size-complex="12pt" style:font-weight-complex="normal"/>
    </style:style>
    <style:style style:name="P11" style:family="paragraph" style:parent-style-name="Standard" style:master-page-name="">
      <loext:graphic-properties draw:fill="none"/>
      <style:paragraph-properties fo:margin-left="-0.9cm" fo:margin-right="0cm" fo:text-indent="0cm" style:auto-text-indent="false" style:page-number="auto" fo:background-color="transparent"/>
      <style:text-properties fo:font-size="15pt" fo:font-weight="bold" officeooo:rsid="0001774d" officeooo:paragraph-rsid="0001774d" style:font-size-asian="13.1000003814697pt" style:font-weight-asian="bold" style:font-size-complex="15pt" style:font-weight-complex="bold"/>
    </style:style>
    <style:style style:name="P12"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weight="normal" officeooo:rsid="000271ef" officeooo:paragraph-rsid="000271ef" style:font-size-asian="10.5pt" style:font-weight-asian="normal" style:font-size-complex="12pt" style:font-weight-complex="normal"/>
    </style:style>
    <style:style style:name="P13"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weight="normal" officeooo:rsid="000271ef" officeooo:paragraph-rsid="000271ef" style:font-size-asian="10.5pt" style:font-weight-asian="normal" style:font-size-complex="12pt" style:font-weight-complex="normal"/>
    </style:style>
    <style:style style:name="T1" style:family="text">
      <style:text-properties officeooo:rsid="00037c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lani Francesco 5AI<text:tab/> 30/04/2020</text:p>
      <text:p text:style-name="P2"/>
      <text:p text:style-name="P4">G. Ungaretti – In memoria <text:s/>- Analisi</text:p>
      <text:p text:style-name="P1"/>
      <text:p text:style-name="P1"/>
      <text:p text:style-name="P3">1. Perchè Moammed, arrivato in Francia, aveva deciso di cambiare nome?</text:p>
      <text:p text:style-name="P11"/>
      <text:p text:style-name="P12">Moammed, dopo esser arrivato in Francia, aveva deciso di assumere il nome di Marcel. <text:line-break/>Questo cambiamento è dovuto alla volontà di Moammed di identificarsi in una patria, per poter avere una nuova identità diversa dalla sua identità passata, mutando così tradizioni e modi di vivere.</text:p>
      <text:p text:style-name="P12">Questo cambiamento però non sarà sufficente a farlo vivere con serenità, sentendosi in colpa di aver abbandonato le sue origini (“tenda dei suoi”). In questo modo si sentiva senza patria.</text:p>
      <text:p text:style-name="P3"/>
      <text:p text:style-name="P3">2. Dove abitava il giovane arabo insieme al poeta?</text:p>
      <text:p text:style-name="P7"/>
      <text:p text:style-name="P8">Ungaretti e Moammed avevano vissuto insieme <text:span text:style-name="T1">in un albergo, in rue des Carmes 5, a Parigi.</text:span></text:p>
      <text:p text:style-name="P5"/>
      <text:p text:style-name="P3">3. Chi, oltre al poeta, aveva partecipato al funerale di Moammed?</text:p>
      <text:p text:style-name="P3"/>
      <text:p text:style-name="P9">L’unica persona oltre ad Ungaretti partecipante al funerale di Moammed era la padrona dell’albergo dove abitavano, in quanto Moammed non aveva altri amici o altre conoscenze che potessero essergli vicino durante la sua ultima celebrazione.</text:p>
      <text:p text:style-name="P9"/>
      <text:p text:style-name="P3">4. Al sobborgo di Ivry si contrappone la “tenda” dove viveva Moammed ad Alessandria. Quale valenza assumono questi luoghi nella vita del giovane arabo?</text:p>
      <text:p text:style-name="P3"/>
      <text:p text:style-name="P10">Il sobborgo di Ivry viene definito come “sempre in una giornata di decomposta fiera”, ovvero nel momento in cui si chiude un mercato, facendo un parallelismo con la vita di Moammed, rifiutato da Parigi e dall’Europa, tanto da togliersi la vita.</text:p>
      <text:p text:style-name="P10">La tenda invece, “dove si ascolta la cantilena del Corano gustando un caffè”, simboleggia le origini del giovane arabo da cui aveva provato a distaccarsi senza però riuscirci, provando un senso di colpa enorme.</text:p>
      <text:p text:style-name="P6"/>
      <text:p text:style-name="P3">5. Attraverso quali parole ed espressioni è reso il senso di sradicamento di Moammed?</text:p>
      <text:p text:style-name="P3"/>
      <text:p text:style-name="P9">Lo sradicamento di Moammed viene reso dalle espressioni “non aveva più patria” (v.6), “non sapeva più vivere” (v.13), “non sapeva sciogliere” (v.18). <text:line-break/>Queste espressioni sono il simbolo di un uomo che non sa cosa fare della propria vita, non sa come agire per cambiare e pensa solamente a ciò che non riesce a fare.</text:p>
      <text:p text:style-name="P9">Infine la parola che più colpisce il lettore è “suicida” (v.5), in quanto con crudità indica come Moammed abbia deciso di non voler più appartenere ad un mondo colmo di sofferenze e di voler lasciare una vita senza un apparente sens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30T11:33:26.419000000</dc:date>
    <meta:editing-duration>PT10M</meta:editing-duration>
    <meta:editing-cycles>1</meta:editing-cycles>
    <meta:document-statistic meta:table-count="0" meta:image-count="0" meta:object-count="0" meta:page-count="1" meta:paragraph-count="15" meta:word-count="375" meta:character-count="2289" meta:non-whitespace-character-count="1924"/>
  </office:meta>
</office:document-meta>
</file>